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false" fo:min-height="3.181cm"/>
    </style:style>
    <style:style style:name="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efau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auto-grow-height="false" fo:min-height="11.049cm"/>
    </style:style>
    <style:style style:name="pr6" style:family="presentation" style:parent-style-name="Default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User Input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008cm" svg:height="10.218cm" svg:x="2.693cm" svg:y="2.07cm" draw:page-number="1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Books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Book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19 Deadly Sins of Software Security: Programming Flaws and How to Fix Them – Hpward, LeBlanc, Viega – McGraw-Hill, 2005.</text:p>
              </text:list-item>
              <text:list-item>
                <text:p>Innocent Code: A Wake-up Call for Web Developers – Huseby, Wiley 2004.</text:p>
              </text:list-item>
              <text:list-item>
                <text:p>Writing Secure Code, Howard and Le Blanc, Microsoft Press 2003. </text:p>
              </text:list-item>
              <text:list-item>
                <text:p>The Web Application Hacker's Handbook, Stuttard, Pinto, Wiley 2008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ser Input - Example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User Input - Exampl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r input might be simply stored in a database.</text:p>
              </text:list-item>
              <text:list-item>
                <text:p>What harm can that do?</text:p>
              </text:list-item>
              <text:list-item>
                <text:p>But in order to be stored in a database, some SQL is probably executed. </text:p>
              </text:list-item>
              <text:list-item>
                <text:p>So user input becomes part of some SQL code. </text:p>
              </text:list-item>
              <text:list-item>
                <text:p>And if the programmer is not careful, the user can manipulate the SQL in ways not foreseen by the programmer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ser Input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User Input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uch an attack is know as an SQL injection attack. </text:p>
              </text:list-item>
              <text:list-item>
                <text:p>It is a particular example of a general problem where user input becomes part of some text that is interpreted by a subsystem.</text:p>
              </text:list-item>
              <text:list-item>
                <text:p>Examples </text:p>
                <text:list>
                  <text:list-item>
                    <text:p>SQL </text:p>
                  </text:list-item>
                  <text:list-item>
                    <text:p>Command interpreters (cmd, bash, sh, csh)</text:p>
                  </text:list-item>
                  <text:list-item>
                    <text:p>Javascrip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Validating User Input_clipboard0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Validating User Input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Identify and Validate all Input</text:p>
              </text:list-item>
              <text:list-item>
                <text:p>Create Validation Functions</text:p>
              </text:list-item>
              <text:list-item>
                <text:p>Check Ranges</text:p>
              </text:list-item>
              <text:list-item>
                <text:p>Check Lengths</text:p>
              </text:list-item>
              <text:list-item>
                <text:p>Check for metacharacters, for example ; in SQL, as these can be used to alter the behavior of the SQL interpretor. </text:p>
              </text:list-item>
              <text:list-item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WhiteLists and BlackLists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WhiteLists and BlackList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itelists – what is acceptable</text:p>
              </text:list-item>
              <text:list-item>
                <text:p>BlackLists – what is not.</text:p>
              </text:list-item>
              <text:list-item>
                <text:p>WhiteLists work well. Blacklists not so well.</text:p>
              </text:list-item>
              <text:list-item>
                <text:p>White lists implement “deny by default”.</text:p>
              </text:list-item>
              <text:list-item>
                <text:p>Whereas blacklists implement allow by default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6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Logging_clipboard2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Logging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Obviously useful for tracking down attacks and even legal proceedings.</text:p>
              </text:list-item>
              <text:list-item>
                <text:p>Web Server logs can store a certain amount of information. </text:p>
                <text:list>
                  <text:list-item>
                    <text:p>IP address of client</text:p>
                  </text:list-item>
                  <text:list-item>
                    <text:p>Date/Time</text:p>
                  </text:list-item>
                  <text:list-item>
                    <text:p>The HTTP request.</text:p>
                  </text:list-item>
                  <text:list-item>
                    <text:p>Parameters of POST request will not normally be logged.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Logging (cont)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Logging (cont)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he Web Application will have a lot more information than the Web Server. </text:p>
                <text:list>
                  <text:list-item>
                    <text:p>Session information that identifies a user. </text:p>
                  </text:list-item>
                  <text:list-item>
                    <text:p>Operations</text:p>
                  </text:list-item>
                  <text:list-item>
                    <text:p>POST parameter values supplied</text:p>
                  </text:list-item>
                </text:list>
              </text:list-item>
              <text:list-item>
                <text:p>So create application level logs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8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Log Monitoring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Log Monitoring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Log monitors are used to scan logs in real time and attempting to identify attempted intrusions.</text:p>
              </text:list-item>
              <text:list-item>
                <text:p>A critical part of Intrusion Detection Systems (IDS)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9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Logging APIs" draw:style-name="dp1" draw:master-page-name="Default" presentation:presentation-page-layout-name="AL2T11">
        <draw:frame draw:name="Title 1" presentation:style-name="pr1" draw:layer="layout" svg:width="22.859cm" svg:height="3.181cm" svg:x="1.191cm" svg:y="0.786cm" presentation:class="title" presentation:user-transformed="true">
          <draw:text-box>
            <text:p>Logging API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For example, Log4J.</text:p>
              </text:list-item>
              <text:list-item>
                <text:p>Has a number of Log Levels including</text:p>
                <text:list>
                  <text:list-item>
                    <text:p>DEBUG</text:p>
                  </text:list-item>
                  <text:list-item>
                    <text:p>INFO</text:p>
                  </text:list-item>
                  <text:list-item>
                    <text:p>WARN</text:p>
                  </text:list-item>
                  <text:list-item>
                    <text:p>ERROR</text:p>
                  </text:list-item>
                  <text:list-item>
                    <text:p>FATAL</text:p>
                  </text:list-item>
                </text:list>
              </text:list-item>
              <text:list-item>
                <text:p>Output can be directed to files as well as console <text:s/>obviously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0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Logging" draw:style-name="dp1" draw:master-page-name="Default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Logging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Logging is a subsystem and has metacharacters.</text:p>
              </text:list-item>
              <text:list-item>
                <text:p>For example \n used to separate logged events.</text:p>
              </text:list-item>
              <text:list-item>
                <text:p>If logging user data, be aware that users can insert meta characters to confuse log monitoring software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1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77216f" draw:fill="none" draw:auto-grow-height="false" draw:fit-to-size="shrink-to-fit" style:shrink-to-fit="true">
        <text:list-style style:name="Default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3.223cm" svg:height="3.232cm" svg:x="1.27cm" svg:y="0.759cm" presentation:class="title" presentation:placeholder="true">
        <draw:text-box/>
      </draw:frame>
      <draw:frame presentation:style-name="Default-outline1" draw:layer="backgroundobjects" svg:width="23.223cm" svg:height="12.415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008cm" svg:height="10.218cm" svg:x="2.693cm" svg:y="2.07cm" presentation:class="page"/>
        <draw:frame presentation:style-name="Default-notes" draw:layer="backgroundobjects" svg:width="14.717cm" svg:height="12.262cm" svg:x="1.839cm" svg:y="12.944cm" presentation:class="notes" presentation:placeholder="true">
          <draw:text-box/>
        </draw:frame>
        <draw:frame presentation:style-name="Mpr5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Jacob</meta:initial-creator>
    <dc:creator>Paul Jacob</dc:creator>
    <meta:editing-cycles>92</meta:editing-cycles>
    <meta:print-date>2000-10-03T11:11:38</meta:print-date>
    <meta:creation-date>2000-05-11T18:21:41</meta:creation-date>
    <dc:date>2019-03-27T11:24:02.427935620</dc:date>
    <meta:editing-duration>PT44M52S</meta:editing-duration>
    <meta:generator>LibreOffice/6.0.7.3$Linux_X86_64 LibreOffice_project/00m0$Build-3</meta:generator>
    <meta:document-statistic meta:object-count="78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paul" xlink:href=""/>
  </office:meta>
</office:document-meta>
</file>